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SimSun1" svg:font-family="SimSun, 宋体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.004cm" table:align="margins" style:writing-mode="lr-tb"/>
    </style:style>
    <style:style style:name="Tableau1.A" style:family="table-column">
      <style:table-column-properties style:column-width="17.004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Frame_20_contents">
      <style:paragraph-properties fo:margin-top="0cm" fo:margin-bottom="0cm" style:contextual-spacing="false" fo:line-height="100%"/>
    </style:style>
    <style:style style:name="P2" style:family="paragraph" style:parent-style-name="Frame_20_contents">
      <style:paragraph-properties fo:margin-top="0cm" fo:margin-bottom="0cm" style:contextual-spacing="false" fo:line-height="100%"/>
      <style:text-properties officeooo:paragraph-rsid="00382c57"/>
    </style:style>
    <style:style style:name="P3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tyle="italic" fo:font-weight="normal" officeooo:rsid="00331fd4" officeooo:paragraph-rsid="003af0c7" style:font-style-asian="italic" style:font-weight-asian="normal" style:font-name-complex="Times New Roman" style:font-weight-complex="normal"/>
    </style:style>
    <style:style style:name="P4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normal" style:text-underline-style="none" fo:font-weight="normal" officeooo:rsid="0031e517" officeooo:paragraph-rsid="002ba3f4" style:font-name-asian="SimSun1" style:font-size-asian="10pt" style:language-asian="zh" style:country-asian="CN" style:font-style-asian="normal" style:font-weight-asian="normal" style:font-name-complex="Calibri2" style:font-size-complex="10pt" style:language-complex="ar" style:country-complex="SA" style:font-style-complex="normal" style:font-weight-complex="normal"/>
    </style:style>
    <style:style style:name="P5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normal" style:text-underline-style="none" fo:font-weight="normal" officeooo:rsid="004ef698" officeooo:paragraph-rsid="007203ef" style:font-name-asian="SimSun1" style:font-size-asian="10pt" style:language-asian="zh" style:country-asian="CN" style:font-style-asian="normal" style:font-weight-asian="normal" style:font-name-complex="Calibri2" style:font-size-complex="10pt" style:language-complex="ar" style:country-complex="SA" style:font-style-complex="normal" style:font-weight-complex="normal"/>
    </style:style>
    <style:style style:name="P6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font-style="normal" fo:font-weight="normal" officeooo:rsid="004baba4" officeooo:paragraph-rsid="00282391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font-style="normal" fo:font-weight="normal" officeooo:rsid="0041531c" officeooo:paragraph-rsid="002c92d0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font-style="italic" officeooo:paragraph-rsid="0027c1ae" style:font-size-asian="10pt" style:font-style-asian="italic" style:font-name-complex="Times New Roman" style:font-size-complex="10pt"/>
    </style:style>
    <style:style style:name="P9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1" fo:font-size="10pt" fo:font-weight="normal" officeooo:rsid="0049cdab" officeooo:paragraph-rsid="002a0f2e" style:font-size-asian="10pt" style:font-weight-asian="normal" style:font-size-complex="10pt" style:font-weight-complex="normal"/>
    </style:style>
    <style:style style:name="P10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1" fo:font-size="10pt" fo:font-weight="bold" officeooo:rsid="0049cdab" officeooo:paragraph-rsid="002a0f2e" style:font-size-asian="10pt" style:font-weight-asian="bold" style:font-size-complex="10pt" style:font-weight-complex="bold"/>
    </style:style>
    <style:style style:name="P11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1" officeooo:paragraph-rsid="002c92d0"/>
    </style:style>
    <style:style style:name="P12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font-weight="normal" officeooo:rsid="0030b462" officeooo:paragraph-rsid="003d7ddc" style:font-weight-asian="normal" style:font-weight-complex="normal"/>
    </style:style>
    <style:style style:name="P13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font-weight="normal" officeooo:rsid="0030b462" officeooo:paragraph-rsid="004b5c83" style:font-weight-asian="normal" style:font-weight-complex="normal"/>
    </style:style>
    <style:style style:name="P14" style:family="paragraph" style:parent-style-name="Frame_20_contents">
      <style:paragraph-properties fo:margin-top="0cm" fo:margin-bottom="0cm" style:contextual-spacing="false" fo:line-height="100%"/>
      <style:text-properties fo:font-size="12pt" officeooo:paragraph-rsid="00382c57" style:font-size-asian="12pt" style:font-size-complex="12pt"/>
    </style:style>
    <style:style style:name="P15" style:family="paragraph" style:parent-style-name="Frame_20_contents">
      <style:paragraph-properties fo:margin-top="0cm" fo:margin-bottom="0cm" style:contextual-spacing="false" fo:line-height="100%"/>
      <style:text-properties fo:font-size="12pt" officeooo:paragraph-rsid="00571855" style:font-size-asian="12pt" style:font-size-complex="12pt"/>
    </style:style>
    <style:style style:name="P16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officeooo:rsid="0019a90b" officeooo:paragraph-rsid="0028239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style:font-size-asian="10pt" style:font-style-asian="italic" style:font-name-complex="Times New Roman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paragraph-rsid="006f0be7" style:font-size-asian="10pt" style:font-style-asian="italic" style:font-name-complex="Times New Roman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paragraph-rsid="007203ef" style:font-size-asian="10pt" style:font-style-asian="italic" style:font-name-complex="Times New Roman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11.15cm"/>
        </style:tab-stops>
      </style:paragraph-properties>
      <style:text-properties fo:color="#2e74b5" loext:opacity="100%" style:font-name="Calibri1" fo:font-size="10pt" fo:font-style="italic" style:font-size-asian="10pt" style:font-style-asian="italic" style:font-name-complex="Times New Roman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69e21d" officeooo:paragraph-rsid="0069e21d" style:font-size-asian="10pt" style:font-style-asian="italic" style:font-name-complex="Times New Roman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82d5d" officeooo:paragraph-rsid="00a82d5d" style:font-size-asian="10pt" style:font-style-asian="italic" style:font-name-complex="Times New Roman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ize="10pt" fo:font-style="italic" officeooo:rsid="00875b3a" officeooo:paragraph-rsid="00aebb89" style:font-size-asian="10pt" style:language-asian="en" style:country-asian="US" style:font-style-asian="italic" style:font-name-complex="Times New Roman" style:font-size-complex="10pt" style:font-style-complex="italic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ize="10pt" fo:font-style="italic" fo:font-weight="normal" officeooo:rsid="003035a8" officeooo:paragraph-rsid="002e6705" style:font-name-asian="SimSun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2e4b8c" officeooo:paragraph-rsid="006f0be7" style:font-name-asian="SimSun" style:font-size-asian="10pt" style:language-asian="en" style:country-asian="US" style:font-style-asian="italic" style:font-name-complex="Times New Roman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ize="10pt" fo:language="fr" fo:country="FR" fo:font-style="italic" style:text-underline-style="none" fo:font-weight="normal" officeooo:rsid="006e8872" officeooo:paragraph-rsid="00727380" style:font-name-asian="SimSun" style:font-size-asian="10pt" style:language-asian="en" style:country-asian="US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e6705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Calibri1" officeooo:rsid="0061255a" officeooo:paragraph-rsid="0061efc0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Calibri1" officeooo:rsid="0065ad02" officeooo:paragraph-rsid="0065ad02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Calibri1" officeooo:rsid="00661254" officeooo:paragraph-rsid="00661254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Calibri1" officeooo:rsid="0067ede1" officeooo:paragraph-rsid="0067ede1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Calibri1" officeooo:rsid="0063dfc7" officeooo:paragraph-rsid="0063dfc7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Calibri1" officeooo:rsid="007e9f84" officeooo:paragraph-rsid="00808eca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Calibri1" officeooo:rsid="007f6fd7" officeooo:paragraph-rsid="007f6fd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Calibri1" officeooo:rsid="00808eca" officeooo:paragraph-rsid="00808eca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1" fo:font-size="10pt" fo:font-style="italic" officeooo:rsid="00514c2f" officeooo:paragraph-rsid="00514c2f" style:font-size-asian="10pt" style:font-style-asian="italic" style:font-name-complex="Times New Roman" style:font-size-complex="10pt" style:font-style-complex="italic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1" fo:font-size="10pt" fo:font-style="italic" officeooo:rsid="00515c20" officeooo:paragraph-rsid="007203ef" style:font-name-asian="SimSun" style:font-size-asian="10pt" style:language-asian="en" style:country-asian="US" style:font-style-asian="italic" style:font-name-complex="Times New Roman" style:font-size-complex="10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1" fo:font-size="10pt" fo:font-style="italic" officeooo:rsid="00515c20" officeooo:paragraph-rsid="006cc975" style:font-name-asian="SimSun" style:font-size-asian="10pt" style:language-asian="en" style:country-asian="US" style:font-style-asian="italic" style:font-name-complex="Times New Roman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language="fr" fo:country="FR" fo:font-style="italic" style:text-underline-style="none" officeooo:rsid="00515c20" officeooo:paragraph-rsid="007203ef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alibri1" fo:font-size="12pt" fo:font-style="italic" officeooo:rsid="0063de8d" officeooo:paragraph-rsid="0061efc0" style:font-name-asian="SimSun" style:font-size-asian="12pt" style:language-asian="en" style:country-asian="US" style:font-style-asian="italic" style:font-name-complex="Times New Roman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normal" style:text-underline-style="none" officeooo:rsid="004d73a7" officeooo:paragraph-rsid="007203ef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a2e2c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8879d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c50a9f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fo:font-weight="normal" officeooo:rsid="0040ae6f" officeooo:paragraph-rsid="006cc975" style:font-name-asian="SimSun1" style:font-size-asian="10pt" style:language-asian="zh" style:country-asian="CN" style:font-style-asian="normal" style:font-weight-asian="normal" style:font-name-complex="Calibri2" style:font-size-complex="10pt" style:language-complex="ar" style:country-complex="SA" style:font-style-complex="normal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style:use-window-font-color="true" loext:opacity="0%" style:font-name="Calibri1" fo:font-size="10pt" fo:language="fr" fo:country="FR" fo:font-style="italic" style:text-underline-style="none" officeooo:rsid="0040ae6f" officeooo:paragraph-rsid="00b8879d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italic" style:text-underline-style="none" officeooo:rsid="008640b8" officeooo:paragraph-rsid="00ce804b" style:font-name-asian="SimSun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8640b8" officeooo:paragraph-rsid="00ac1534" style:language-asian="en" style:country-asian="US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8640b8" officeooo:paragraph-rsid="00ccb1f0" style:language-asian="en" style:country-asian="US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dc2a" officeooo:paragraph-rsid="00ae4a2d" style:language-asian="en" style:country-asian="US" style:font-style-asian="italic" style:font-style-complex="italic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dc2a" officeooo:paragraph-rsid="00d37bc0" style:language-asian="en" style:country-asian="US" style:font-style-asian="italic" style:font-style-complex="italic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40b8" officeooo:paragraph-rsid="00aebbbb" style:language-asian="en" style:country-asian="US" style:font-style-asian="italic" style:font-style-complex="italic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40b8" officeooo:paragraph-rsid="00d060a9" style:language-asian="en" style:country-asian="US" style:font-style-asian="italic" style:font-style-complex="italic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40b8" officeooo:paragraph-rsid="00d2ed77" style:language-asian="en" style:country-asian="US" style:font-style-asian="italic" style:font-style-complex="italic"/>
    </style:style>
    <style:style style:name="P55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rsid="0061255a" officeooo:paragraph-rsid="0061efc0"/>
    </style:style>
    <style:style style:name="P56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57" style:family="paragraph" style:parent-style-name="List_20_Paragraph">
      <style:text-properties fo:color="#2e74b5" loext:opacity="100%" style:font-name="Calibri1" fo:font-style="italic" style:font-style-asian="italic" style:font-name-complex="Times New Roman"/>
    </style:style>
    <style:style style:name="P58" style:family="paragraph" style:parent-style-name="List_20_Paragraph">
      <style:text-properties fo:color="#2e74b5" loext:opacity="100%" style:font-name="Calibri1" fo:font-size="12pt" fo:font-style="italic" style:font-size-asian="12pt" style:font-style-asian="italic" style:font-name-complex="Times New Roman" style:font-size-complex="12pt"/>
    </style:style>
    <style:style style:name="P59" style:family="paragraph" style:parent-style-name="List_20_Paragraph">
      <style:paragraph-properties fo:break-before="page"/>
      <style:text-properties fo:color="#2e74b5" loext:opacity="100%" style:font-name="Calibri1" fo:font-size="12pt" fo:font-style="italic" style:font-size-asian="12pt" style:font-style-asian="italic" style:font-name-complex="Times New Roman" style:font-size-complex="12pt"/>
    </style:style>
    <style:style style:name="P60" style:family="paragraph" style:parent-style-name="Standard">
      <style:paragraph-properties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207554" style:font-size-asian="12pt" style:font-weight-asian="bold" style:font-name-complex="Times New Roman" style:font-size-complex="12pt"/>
    </style:style>
    <style:style style:name="P61" style:family="paragraph" style:parent-style-name="Standard">
      <style:paragraph-properties fo:text-align="start" style:justify-single-word="false"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331fd4" style:font-size-asian="12pt" style:font-weight-asian="bold" style:font-name-complex="Times New Roman" style:font-size-complex="12pt"/>
    </style:style>
    <style:style style:name="P62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331fd4" style:font-size-asian="12pt" style:font-weight-asian="bold" style:font-name-complex="Times New Roman" style:font-size-complex="12pt"/>
    </style:style>
    <style:style style:name="P64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08281d1" style:font-size-asian="12pt" style:font-weight-asian="bold" style:font-name-complex="Times New Roman" style:font-size-complex="12pt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2" fo:font-size="11pt" fo:language="fr" fo:country="FR" style:text-underline-style="none" officeooo:rsid="002cdcf1" officeooo:paragraph-rsid="00331fd4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2" fo:font-size="11pt" fo:language="fr" fo:country="FR" style:text-underline-style="none" fo:font-weight="normal" officeooo:rsid="0030b462" officeooo:paragraph-rsid="003661ac" style:font-name-asian="SimSun1" style:font-size-asian="11pt" style:language-asian="zh" style:country-asian="CN" style:font-weight-asian="normal" style:font-name-complex="Calibri2" style:font-size-complex="11pt" style:language-complex="ar" style:country-complex="SA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2" fo:font-size="11pt" fo:language="fr" fo:country="FR" style:text-underline-style="none" fo:font-weight="normal" officeooo:rsid="003d5ace" officeooo:paragraph-rsid="003af0c7" style:font-name-asian="SimSun1" style:font-size-asian="11pt" style:language-asian="zh" style:country-asian="CN" style:font-weight-asian="normal" style:font-name-complex="Calibri2" style:font-size-complex="11pt" style:language-complex="ar" style:country-complex="SA" style:font-weight-complex="normal"/>
    </style:style>
    <style:style style:name="P68" style:family="paragraph" style:parent-style-name="Standard">
      <style:text-properties style:use-window-font-color="true" loext:opacity="0%" style:font-name="Calibri1" fo:font-size="10pt" fo:language="fr" fo:country="FR" fo:font-style="italic" style:text-underline-style="none" officeooo:rsid="0040ae6f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style:font-name="Calibri1" fo:font-size="10pt" fo:language="fr" fo:country="FR" fo:font-style="italic" style:text-underline-style="none" officeooo:rsid="008640b8" officeooo:paragraph-rsid="00d12fce" style:font-name-asian="SimSun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P70" style:family="paragraph" style:parent-style-name="Standard">
      <style:text-properties fo:color="#ff0000" loext:opacity="100%" style:font-name="Calibri1" fo:font-size="12pt" style:font-size-asian="12pt" style:font-name-complex="Times New Roman" style:font-size-complex="12pt"/>
    </style:style>
    <style:style style:name="P71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0331fd4"/>
    </style:style>
    <style:style style:name="P73" style:family="paragraph" style:parent-style-name="Standard">
      <style:text-properties officeooo:paragraph-rsid="00477318"/>
    </style:style>
    <style:style style:name="P74" style:family="paragraph" style:parent-style-name="Standard">
      <style:text-properties officeooo:rsid="00a3d7bf" officeooo:paragraph-rsid="00a3d7bf"/>
    </style:style>
    <style:style style:name="P75" style:family="paragraph" style:parent-style-name="Standard">
      <style:paragraph-properties fo:text-align="start" style:justify-single-word="false"/>
      <style:text-properties fo:font-style="normal" officeooo:rsid="008640b8" officeooo:paragraph-rsid="00ccd00b" style:language-asian="en" style:country-asian="US" style:font-style-asian="normal" style:font-style-complex="normal"/>
    </style:style>
    <style:style style:name="P76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7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331fd4"/>
    </style:style>
    <style:style style:name="P7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3af0c7"/>
    </style:style>
    <style:style style:name="P79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officeooo:paragraph-rsid="0034aee1"/>
    </style:style>
    <style:style style:name="P80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color="#2e74b5" loext:opacity="100%" style:font-name="Calibri1" fo:font-size="11pt" fo:language="fr" fo:country="FR" fo:font-style="italic" style:text-underline-style="none" fo:font-weight="normal" officeooo:rsid="00331fd4" officeooo:paragraph-rsid="003c8a03" style:font-name-asian="SimSun1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weight-complex="normal"/>
    </style:style>
    <style:style style:name="P8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color="#2e74b5" loext:opacity="100%" style:font-name="Calibri1" fo:font-size="11pt" fo:language="fr" fo:country="FR" fo:font-style="italic" style:text-underline-style="none" fo:font-weight="normal" officeooo:rsid="005d49bc" officeooo:paragraph-rsid="005d49bc" style:font-name-asian="SimSun1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31fd4"/>
    </style:style>
    <style:style style:name="P83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c8a03"/>
    </style:style>
    <style:style style:name="P84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2e74b5" loext:opacity="100%" style:font-name="Calibri1" fo:font-style="italic" fo:font-weight="normal" officeooo:rsid="00331fd4" officeooo:paragraph-rsid="003c8a03" style:font-style-asian="italic" style:font-weight-asian="normal" style:font-name-complex="Times New Roman" style:font-weight-complex="normal"/>
    </style:style>
    <style:style style:name="P85" style:family="paragraph" style:parent-style-name="List_20_Paragraph" style:list-style-name="WWNum1">
      <style:text-properties style:font-name="Calibri1"/>
    </style:style>
    <style:style style:name="P86" style:family="paragraph" style:parent-style-name="List_20_Paragraph" style:list-style-name="WWNum1">
      <style:text-properties fo:color="#2e74b5" loext:opacity="100%" style:font-name="Calibri1" fo:font-style="italic" style:font-style-asian="italic" style:font-name-complex="Times New Roman"/>
    </style:style>
    <style:style style:name="P87" style:family="paragraph" style:parent-style-name="List_20_Paragraph" style:list-style-name="WWNum1">
      <style:text-properties fo:color="#2e74b5" loext:opacity="100%" style:font-name="Calibri1" fo:font-style="italic" officeooo:paragraph-rsid="004ed646" style:font-style-asian="italic" style:font-name-complex="Times New Roman"/>
    </style:style>
    <style:style style:name="P88" style:family="paragraph" style:parent-style-name="List_20_Paragraph" style:list-style-name="WWNum1">
      <style:paragraph-properties fo:margin-left="0cm" fo:margin-right="0cm" fo:text-indent="0cm" style:auto-text-indent="false"/>
      <style:text-properties fo:color="#2e74b5" loext:opacity="100%" style:font-name="Calibri1" fo:font-style="italic" officeooo:paragraph-rsid="004ed646" style:font-style-asian="italic" style:font-name-complex="Times New Roman"/>
    </style:style>
    <style:style style:name="P89" style:family="paragraph" style:parent-style-name="Standard" style:master-page-name="Standard">
      <style:paragraph-properties style:page-number="auto"/>
      <style:text-properties fo:color="#ff0000" loext:opacity="100%" style:font-name="Calibri1" fo:font-size="12pt" style:font-size-asian="12pt" style:font-name-complex="Times New Roman" style:font-size-complex="12pt"/>
    </style:style>
    <style:style style:name="P90" style:family="paragraph" style:parent-style-name="Standard">
      <style:paragraph-properties fo:text-align="start" style:justify-single-word="false"/>
      <style:text-properties fo:font-style="italic" officeooo:rsid="008fe1c0" officeooo:paragraph-rsid="00d92587" style:language-asian="en" style:country-asian="US" style:font-style-asian="italic" style:font-style-complex="italic"/>
    </style:style>
    <style:style style:name="P91" style:family="paragraph" style:parent-style-name="Standard">
      <style:paragraph-properties fo:text-align="start" style:justify-single-word="false"/>
      <style:text-properties fo:font-style="italic" officeooo:rsid="0087a634" officeooo:paragraph-rsid="00d92587" style:language-asian="en" style:country-asian="US" style:font-style-asian="italic" style:font-style-complex="italic"/>
    </style:style>
    <style:style style:name="P92" style:family="paragraph" style:parent-style-name="Standard">
      <style:paragraph-properties fo:text-align="start" style:justify-single-word="false"/>
      <style:text-properties fo:font-style="italic" officeooo:rsid="0087f3c2" officeooo:paragraph-rsid="00d92587" style:language-asian="en" style:country-asian="US" style:font-style-asian="italic" style:font-style-complex="italic"/>
    </style:style>
    <style:style style:name="P93" style:family="paragraph" style:parent-style-name="Standard">
      <style:paragraph-properties fo:text-align="start" style:justify-single-word="false"/>
      <style:text-properties fo:font-style="italic" officeooo:rsid="0087f3c2" officeooo:paragraph-rsid="00d92587" style:font-style-asian="italic" style:font-style-complex="italic"/>
    </style:style>
    <style:style style:name="P94" style:family="paragraph" style:parent-style-name="Standard">
      <style:paragraph-properties fo:text-align="start" style:justify-single-word="false"/>
      <style:text-properties fo:font-style="italic" officeooo:rsid="008c36d3" officeooo:paragraph-rsid="00d92587" style:font-style-asian="italic" style:font-style-complex="italic"/>
    </style:style>
    <style:style style:name="P95" style:family="paragraph" style:parent-style-name="Standard">
      <style:paragraph-properties fo:text-align="start" style:justify-single-word="false"/>
      <style:text-properties fo:font-style="italic" officeooo:rsid="0090befe" officeooo:paragraph-rsid="00d92587" style:font-style-asian="italic" style:font-style-complex="italic"/>
    </style:style>
    <style:style style:name="P96" style:family="paragraph" style:parent-style-name="Standard">
      <style:paragraph-properties fo:text-align="start" style:justify-single-word="false"/>
      <style:text-properties fo:font-style="italic" officeooo:rsid="0094d1d6" officeooo:paragraph-rsid="00d92587" style:font-style-asian="italic" style:font-style-complex="italic"/>
    </style:style>
    <style:style style:name="P97" style:family="paragraph" style:parent-style-name="Standard">
      <style:paragraph-properties fo:text-align="center" style:justify-single-word="false"/>
      <style:text-properties fo:color="#ff0000" loext:opacity="100%" style:font-name="Calibri1" fo:font-size="26pt" fo:font-weight="bold" style:font-size-asian="26pt" style:font-weight-asian="bold" style:font-name-complex="Times New Roman" style:font-size-complex="26pt" style:font-weight-complex="bold"/>
    </style:style>
    <style:style style:name="P98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3d7bf" officeooo:paragraph-rsid="00a3d7bf" style:font-size-asian="10pt" style:font-style-asian="italic" style:font-name-complex="Times New Roman" style:font-size-complex="10pt"/>
    </style:style>
    <style:style style:name="P99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4d388" officeooo:paragraph-rsid="00a4d388" style:font-size-asian="10pt" style:font-style-asian="italic" style:font-name-complex="Times New Roman" style:font-size-complex="10pt"/>
    </style:style>
    <style:style style:name="P100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82d5d" officeooo:paragraph-rsid="00a82d5d" style:font-size-asian="10pt" style:font-style-asian="italic" style:font-name-complex="Times New Roman" style:font-size-complex="10pt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82d5d" officeooo:paragraph-rsid="00db0d60" style:font-size-asian="10pt" style:font-style-asian="italic" style:font-name-complex="Times New Roman" style:font-size-complex="10pt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b414e0" officeooo:paragraph-rsid="00db0d60" style:font-size-asian="10pt" style:font-style-asian="italic" style:font-name-complex="Times New Roman" style:font-size-complex="10pt"/>
    </style:style>
    <style:style style:name="P103" style:family="paragraph" style:parent-style-name="Standard" style:list-style-name="L2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a2e2c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db0d60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0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Calibri1" fo:font-size="10pt" fo:language="fr" fo:country="FR" fo:font-style="italic" style:text-underline-style="none" officeooo:rsid="008fe1c0" officeooo:paragraph-rsid="00db0d60" style:font-name-asian="SimSun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italic" style:text-underline-style="none" officeooo:rsid="008640b8" officeooo:paragraph-rsid="00db0d60" style:font-name-asian="SimSun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Calibri1" officeooo:rsid="009e7d09" officeooo:paragraph-rsid="00ba2e2c"/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officeooo:rsid="008640b8" officeooo:paragraph-rsid="00d1c1f4" style:language-asian="en" style:country-asian="US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officeooo:rsid="008640b8" officeooo:paragraph-rsid="00d92587" style:language-asian="en" style:country-asian="US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officeooo:rsid="008640b8" officeooo:paragraph-rsid="00db0d60" style:language-asian="en" style:country-asian="US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style:font-name="Calibri1" officeooo:rsid="008640b8" officeooo:paragraph-rsid="00a82d5d" style:language-asian="en" style:country-asian="US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style:font-name="Calibri1" officeooo:rsid="005f9439" officeooo:paragraph-rsid="00df457b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style:font-name="Calibri1" officeooo:rsid="0063de8d" officeooo:paragraph-rsid="0063de8d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font-name="Calibri1" officeooo:rsid="0063de8d" officeooo:paragraph-rsid="00e8647e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Calibri1" officeooo:rsid="0067ede1" officeooo:paragraph-rsid="0063de8d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Calibri1" officeooo:rsid="00e1f183" officeooo:paragraph-rsid="0063de8d"/>
    </style:style>
    <style:style style:name="P117" style:family="paragraph" style:parent-style-name="Standard">
      <style:paragraph-properties fo:margin-top="0cm" fo:margin-bottom="0cm" style:contextual-spacing="false" fo:line-height="100%"/>
      <style:text-properties style:font-name="Calibri1" officeooo:rsid="00e1f183" officeooo:paragraph-rsid="00e1f183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Calibri1" officeooo:rsid="00e1f744" officeooo:paragraph-rsid="00e1f744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officeooo:paragraph-rsid="0085e0c3"/>
    </style:style>
    <style:style style:name="P120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db0d60"/>
    </style:style>
    <style:style style:name="P121" style:family="paragraph" style:parent-style-name="Standard">
      <style:paragraph-properties fo:margin-top="0cm" fo:margin-bottom="0cm" style:contextual-spacing="false"/>
      <style:text-properties fo:font-style="italic" officeooo:paragraph-rsid="00db0d60" style:font-style-asian="italic" style:font-style-complex="italic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fo:color="#538135" loext:opacity="100%" style:font-name="Calibri1" fo:font-size="12pt" style:text-underline-style="solid" style:text-underline-width="auto" style:text-underline-color="font-color" fo:font-weight="bold" officeooo:rsid="00aa2458" officeooo:paragraph-rsid="0061255a" style:font-name-asian="SimSun" style:font-size-asian="12pt" style:language-asian="en" style:country-asian="US" style:font-weight-asian="bold" style:font-name-complex="Times New Roman" style:font-size-complex="12pt"/>
    </style:style>
    <style:style style:name="P123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rsid="005f9439" officeooo:paragraph-rsid="00aa2458"/>
    </style:style>
    <style:style style:name="P124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rsid="005f9439" officeooo:paragraph-rsid="005f9439"/>
    </style:style>
    <style:style style:name="P125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rsid="005f9439" officeooo:paragraph-rsid="00df457b"/>
    </style:style>
    <style:style style:name="P12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color="#ff0000" loext:opacity="100%" style:font-name="Calibri1" fo:font-size="26pt" fo:font-weight="bold" officeooo:paragraph-rsid="0085e0c3" style:font-name-asian="SimSun" style:font-size-asian="26pt" style:language-asian="en" style:country-asian="US" style:font-weight-asian="bold" style:font-name-complex="Times New Roman" style:font-size-complex="26pt" style:font-weight-complex="bold"/>
    </style:style>
    <style:style style:name="T1" style:family="text">
      <style:text-properties fo:color="#2e74b5" loext:opacity="100%" style:text-position="super 58%" fo:font-style="italic" style:font-style-asian="italic" style:font-name-complex="Times New Roman"/>
    </style:style>
    <style:style style:name="T2" style:family="text">
      <style:text-properties fo:color="#2e74b5" loext:opacity="100%" fo:font-style="italic" style:font-style-asian="italic" style:font-name-complex="Times New Roman"/>
    </style:style>
    <style:style style:name="T3" style:family="text">
      <style:text-properties fo:color="#2e74b5" loext:opacity="100%" style:font-name="Calibri1" fo:font-size="10pt" fo:font-style="italic" fo:font-weight="normal" officeooo:rsid="004baba4" style:font-size-asian="10pt" style:font-style-asian="italic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2e74b5" loext:opacity="100%" style:font-name="Calibri1" fo:font-size="10pt" fo:font-style="italic" fo:font-weight="normal" officeooo:rsid="0031f7bd" style:font-size-asian="10pt" style:font-style-asian="italic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2e74b5" loext:opacity="100%" style:font-name="Calibri1" fo:font-size="10pt" fo:font-style="italic" fo:font-weight="normal" officeooo:rsid="002e4b8c" style:font-name-asian="SimSun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2e74b5" loext:opacity="100%" style:font-name="Calibri1" fo:font-size="10pt" fo:font-style="italic" fo:font-weight="normal" officeooo:rsid="003035a8" style:font-name-asian="SimSun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2e74b5" loext:opacity="100%" style:font-name="Calibri1" fo:font-size="10pt" fo:font-style="italic" officeooo:rsid="00b414e0" style:font-size-asian="10pt" style:font-style-asian="italic" style:font-name-complex="Times New Roman" style:font-size-complex="10pt"/>
    </style:style>
    <style:style style:name="T8" style:family="text">
      <style:text-properties fo:color="#2e74b5" loext:opacity="100%" style:font-name="Calibri1" fo:font-size="10pt" fo:font-style="italic" officeooo:rsid="00c6b6e3" style:font-size-asian="10pt" style:font-style-asian="italic" style:font-name-complex="Times New Roman" style:font-size-complex="10pt"/>
    </style:style>
    <style:style style:name="T9" style:family="text">
      <style:text-properties fo:color="#2e74b5" loext:opacity="100%" style:font-name="Calibri1" fo:font-size="10pt" fo:font-style="italic" officeooo:rsid="00b22b57" style:font-size-asian="10pt" style:font-style-asian="italic" style:font-name-complex="Times New Roman" style:font-size-complex="10pt"/>
    </style:style>
    <style:style style:name="T10" style:family="text">
      <style:text-properties fo:color="#2e74b5" loext:opacity="100%" style:font-name="Calibri1" fo:font-size="10pt" fo:font-style="italic" officeooo:rsid="00b2ddae" style:font-size-asian="10pt" style:font-style-asian="italic" style:font-name-complex="Times New Roman" style:font-size-complex="10pt"/>
    </style:style>
    <style:style style:name="T11" style:family="text">
      <style:text-properties fo:color="#2e74b5" loext:opacity="100%" style:font-name="Calibri1" fo:font-size="10pt" fo:font-style="italic" officeooo:rsid="0094d1d6" style:font-size-asian="10pt" style:language-asian="en" style:country-asian="US" style:font-style-asian="italic" style:font-name-complex="Times New Roman" style:font-size-complex="10pt" style:font-style-complex="italic"/>
    </style:style>
    <style:style style:name="T12" style:family="text">
      <style:text-properties fo:color="#2e74b5" loext:opacity="100%" style:font-name="Calibri1" fo:font-size="10pt" fo:font-style="italic" officeooo:rsid="00b22b57" style:font-size-asian="10pt" style:language-asian="en" style:country-asian="US" style:font-style-asian="italic" style:font-name-complex="Times New Roman" style:font-size-complex="10pt" style:font-style-complex="italic"/>
    </style:style>
    <style:style style:name="T13" style:family="text">
      <style:text-properties fo:color="#2e74b5" loext:opacity="100%" style:font-name="Calibri1" fo:font-size="10pt" fo:font-style="italic" officeooo:rsid="00b2ddae" style:font-size-asian="10pt" style:language-asian="en" style:country-asian="US" style:font-style-asian="italic" style:font-name-complex="Times New Roman" style:font-size-complex="10pt" style:font-style-complex="italic"/>
    </style:style>
    <style:style style:name="T14" style:family="text">
      <style:text-properties fo:color="#2e74b5" loext:opacity="100%" style:font-name="Calibri1" fo:font-size="10pt" fo:font-style="italic" officeooo:rsid="00b22b57" style:font-name-asian="SimSun" style:font-size-asian="10pt" style:language-asian="en" style:country-asian="US" style:font-style-asian="italic" style:font-name-complex="Times New Roman" style:font-size-complex="10pt" style:font-style-complex="italic"/>
    </style:style>
    <style:style style:name="T15" style:family="text">
      <style:text-properties fo:color="#2e74b5" loext:opacity="100%" style:font-name="Calibri1" fo:font-style="italic" style:font-style-asian="italic" style:font-name-complex="Times New Roman"/>
    </style:style>
    <style:style style:name="T16" style:family="text">
      <style:text-properties fo:color="#2e74b5" loext:opacity="100%" style:font-name="Calibri1" fo:font-style="italic" officeooo:rsid="00331fd4" style:font-style-asian="italic" style:font-name-complex="Times New Roman"/>
    </style:style>
    <style:style style:name="T17" style:family="text">
      <style:text-properties fo:color="#2e74b5" loext:opacity="100%" style:font-name="Calibri1" fo:font-style="italic" officeooo:rsid="00331fd4" style:font-name-asian="SimSun" style:language-asian="en" style:country-asian="US" style:font-style-asian="italic" style:font-name-complex="Times New Roman"/>
    </style:style>
    <style:style style:name="T18" style:family="text">
      <style:text-properties fo:color="#2e74b5" loext:opacity="100%" style:font-name="Calibri1" fo:font-style="italic" fo:font-weight="normal" officeooo:rsid="00331fd4" style:font-style-asian="italic" style:font-weight-asian="normal" style:font-name-complex="Times New Roman" style:font-weight-complex="normal"/>
    </style:style>
    <style:style style:name="T19" style:family="text">
      <style:text-properties fo:color="#2e74b5" loext:opacity="100%" style:font-name="Calibri1" fo:font-style="italic" fo:font-weight="normal" officeooo:rsid="003f7db4" style:font-style-asian="italic" style:font-weight-asian="normal" style:font-name-complex="Times New Roman" style:font-weight-complex="normal"/>
    </style:style>
    <style:style style:name="T20" style:family="text">
      <style:text-properties fo:color="#2e74b5" loext:opacity="100%" style:font-name="Calibri1" fo:font-style="italic" fo:font-weight="normal" officeooo:rsid="00477318" style:font-style-asian="italic" style:font-weight-asian="normal" style:font-name-complex="Times New Roman" style:font-weight-complex="normal"/>
    </style:style>
    <style:style style:name="T21" style:family="text">
      <style:text-properties fo:color="#2e74b5" loext:opacity="100%" style:font-name="Calibri1" fo:font-style="italic" fo:font-weight="normal" officeooo:rsid="003af0c7" style:font-style-asian="italic" style:font-weight-asian="normal" style:font-name-complex="Times New Roman" style:font-weight-complex="normal"/>
    </style:style>
    <style:style style:name="T22" style:family="text">
      <style:text-properties fo:color="#2e74b5" loext:opacity="100%" style:font-name="Calibri1" fo:font-style="italic" fo:font-weight="normal" officeooo:rsid="00413602" style:font-name-asian="SimSun" style:language-asian="en" style:country-asian="US" style:font-style-asian="italic" style:font-weight-asian="normal" style:font-name-complex="Times New Roman" style:font-weight-complex="normal"/>
    </style:style>
    <style:style style:name="T23" style:family="text">
      <style:text-properties fo:color="#2e74b5" loext:opacity="100%" style:font-name="Calibri1" fo:font-style="italic" fo:font-weight="normal" officeooo:rsid="0059c66d" style:font-name-asian="SimSun" style:language-asian="en" style:country-asian="US" style:font-style-asian="italic" style:font-weight-asian="normal" style:font-name-complex="Times New Roman" style:font-weight-complex="normal"/>
    </style:style>
    <style:style style:name="T24" style:family="text">
      <style:text-properties fo:color="#2e74b5" loext:opacity="100%" style:font-name="Calibri1" fo:font-style="italic" fo:font-weight="normal" officeooo:rsid="0059ceb1" style:font-name-asian="SimSun" style:language-asian="en" style:country-asian="US" style:font-style-asian="italic" style:font-weight-asian="normal" style:font-name-complex="Times New Roman" style:font-weight-complex="normal"/>
    </style:style>
    <style:style style:name="T25" style:family="text">
      <style:text-properties fo:color="#2e74b5" loext:opacity="100%" style:font-name="Calibri1" fo:font-size="11pt" fo:language="fr" fo:country="FR" fo:font-style="italic" style:text-underline-style="none" officeooo:rsid="00331fd4" style:font-name-asian="SimSun1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26" style:family="text">
      <style:text-properties fo:color="#2e74b5" loext:opacity="100%" style:font-name="Calibri1" fo:font-size="11pt" fo:language="fr" fo:country="FR" fo:font-style="italic" style:text-underline-style="none" officeooo:rsid="00355e3c" style:font-name-asian="SimSun1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27" style:family="text">
      <style:text-properties fo:color="#2e74b5" loext:opacity="100%" style:font-name="Calibri1" fo:font-size="11pt" fo:language="fr" fo:country="FR" fo:font-style="italic" style:text-underline-style="none" officeooo:rsid="0034aee1" style:font-name-asian="SimSun1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28" style:family="text">
      <style:text-properties fo:color="#2e74b5" loext:opacity="100%" style:font-name="Calibri1" fo:font-size="11pt" fo:language="fr" fo:country="FR" fo:font-style="italic" style:text-underline-style="none" officeooo:rsid="00331fd4" style:font-name-asian="SimSun" style:font-size-asian="11pt" style:language-asian="en" style:country-asian="US" style:font-style-asian="italic" style:font-name-complex="Times New Roman" style:font-size-complex="11pt" style:language-complex="ar" style:country-complex="SA"/>
    </style:style>
    <style:style style:name="T29" style:family="text">
      <style:text-properties fo:color="#2e74b5" loext:opacity="100%" style:font-name="Calibri1" fo:font-size="11pt" fo:language="fr" fo:country="FR" fo:font-style="italic" style:text-underline-style="none" officeooo:rsid="0034aee1" style:font-name-asian="SimSun" style:font-size-asian="11pt" style:language-asian="en" style:country-asian="US" style:font-style-asian="italic" style:font-name-complex="Times New Roman" style:font-size-complex="11pt" style:language-complex="ar" style:country-complex="SA"/>
    </style:style>
    <style:style style:name="T30" style:family="text">
      <style:text-properties fo:color="#ff0000" loext:opacity="100%" fo:font-size="12pt" fo:font-style="italic" style:font-size-asian="12pt" style:font-style-asian="italic" style:font-name-complex="Times New Roman" style:font-size-complex="12pt"/>
    </style:style>
    <style:style style:name="T31" style:family="text">
      <style:text-properties fo:color="#ff0000" loext:opacity="100%" fo:font-size="12pt" fo:font-style="italic" officeooo:rsid="001f9626" style:font-name-asian="SimSun" style:font-size-asian="12pt" style:language-asian="en" style:country-asian="US" style:font-style-asian="italic" style:font-name-complex="Times New Roman" style:font-size-complex="12pt"/>
    </style:style>
    <style:style style:name="T32" style:family="text">
      <style:text-properties fo:color="#ff0000" loext:opacity="100%" fo:font-size="12pt" fo:font-style="italic" officeooo:rsid="0061efc0" style:font-name-asian="SimSun" style:font-size-asian="12pt" style:language-asian="en" style:country-asian="US" style:font-style-asian="italic" style:font-name-complex="Times New Roman" style:font-size-complex="12pt"/>
    </style:style>
    <style:style style:name="T33" style:family="text">
      <style:text-properties fo:color="#ff0000" loext:opacity="100%" fo:font-size="12pt" fo:font-style="italic" officeooo:rsid="0063de8d" style:font-name-asian="SimSun" style:font-size-asian="12pt" style:language-asian="en" style:country-asian="US" style:font-style-asian="italic" style:font-name-complex="Times New Roman" style:font-size-complex="12pt"/>
    </style:style>
    <style:style style:name="T34" style:family="text">
      <style:text-properties fo:color="#ff0000" loext:opacity="100%" fo:font-size="26pt" fo:font-style="italic" fo:font-weight="bold" style:font-name-asian="SimSun" style:font-size-asian="26pt" style:language-asian="en" style:country-asian="US" style:font-style-asian="italic" style:font-weight-asian="bold" style:font-name-complex="Times New Roman" style:font-size-complex="26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40ae6f" style:font-weight-asian="bold" style:font-weight-complex="bold"/>
    </style:style>
    <style:style style:name="T37" style:family="text">
      <style:text-properties fo:font-weight="bold" officeooo:rsid="0019a90b" style:font-weight-asian="bold" style:font-weight-complex="bold"/>
    </style:style>
    <style:style style:name="T38" style:family="text">
      <style:text-properties style:use-window-font-color="true" loext:opacity="0%" style:font-name="Calibri2" fo:font-size="11pt" fo:language="fr" fo:country="FR" style:text-underline-style="none" officeooo:rsid="00355e3c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T39" style:family="text">
      <style:text-properties style:use-window-font-color="true" loext:opacity="0%" style:font-name="Calibri2" fo:font-size="11pt" fo:language="fr" fo:country="FR" style:text-underline-style="none" officeooo:rsid="0031e517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T40" style:family="text">
      <style:text-properties style:use-window-font-color="true" loext:opacity="0%" style:font-name="Calibri2" fo:font-size="11pt" fo:language="fr" fo:country="FR" style:text-underline-style="none" officeooo:rsid="00362985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T41" style:family="text">
      <style:text-properties style:use-window-font-color="true" loext:opacity="0%" fo:font-style="normal" officeooo:rsid="0051065d" style:font-style-asian="normal" style:font-style-complex="normal"/>
    </style:style>
    <style:style style:name="T42" style:family="text">
      <style:text-properties style:use-window-font-color="true" loext:opacity="0%" fo:font-style="normal" officeooo:rsid="0040ae6f" style:font-style-asian="normal" style:font-style-complex="normal"/>
    </style:style>
    <style:style style:name="T43" style:family="text">
      <style:text-properties style:use-window-font-color="true" loext:opacity="0%" style:font-name="Calibri1" fo:font-size="10pt" fo:language="fr" fo:country="FR" style:text-underline-style="none" officeooo:rsid="00cacfa8" style:font-name-asian="SimSun1" style:font-size-asian="10pt" style:language-asian="en" style:country-asian="US" style:font-name-complex="Calibri2" style:font-size-complex="10pt" style:language-complex="ar" style:country-complex="SA"/>
    </style:style>
    <style:style style:name="T44" style:family="text">
      <style:text-properties style:use-window-font-color="true" loext:opacity="0%" style:font-name="Calibri1" fo:font-size="10pt" fo:language="fr" fo:country="FR" style:text-underline-style="none" officeooo:rsid="008fe1c0" style:font-name-asian="SimSun1" style:font-size-asian="10pt" style:language-asian="en" style:country-asian="US" style:font-name-complex="Calibri2" style:font-size-complex="10pt" style:language-complex="ar" style:country-complex="SA"/>
    </style:style>
    <style:style style:name="T45" style:family="text">
      <style:text-properties style:font-name="Calibri" officeooo:rsid="0019a90b" style:font-name-asian="SimSun" style:language-asian="en" style:country-asian="US" style:font-name-complex="Calibri3"/>
    </style:style>
    <style:style style:name="T46" style:family="text">
      <style:text-properties officeooo:rsid="0019a90b"/>
    </style:style>
    <style:style style:name="T47" style:family="text">
      <style:text-properties officeooo:rsid="0046075a"/>
    </style:style>
    <style:style style:name="T48" style:family="text">
      <style:text-properties fo:color="#000000" loext:opacity="100%" fo:font-size="10pt" fo:font-style="normal" fo:font-weight="bold" officeooo:rsid="0041531c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9" style:family="text">
      <style:text-properties fo:color="#000000" loext:opacity="100%" fo:font-size="10pt" fo:font-style="normal" fo:font-weight="normal" officeooo:rsid="0041531c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0" style:family="text">
      <style:text-properties fo:color="#000000" loext:opacity="100%" style:font-name="Calibri1" fo:font-size="10pt" fo:font-style="normal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1" style:family="text">
      <style:text-properties fo:color="#000000" loext:opacity="100%" style:font-name="Calibri1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2" style:family="text">
      <style:text-properties officeooo:rsid="005b99eb"/>
    </style:style>
    <style:style style:name="T53" style:family="text">
      <style:text-properties officeooo:rsid="005d4acf"/>
    </style:style>
    <style:style style:name="T54" style:family="text">
      <style:text-properties officeooo:rsid="0063de8d"/>
    </style:style>
    <style:style style:name="T55" style:family="text">
      <style:text-properties officeooo:rsid="006a280e"/>
    </style:style>
    <style:style style:name="T56" style:family="text">
      <style:text-properties officeooo:rsid="006ee79f"/>
    </style:style>
    <style:style style:name="T57" style:family="text">
      <style:text-properties fo:font-weight="normal" officeooo:rsid="0019a90b" style:font-weight-asian="normal" style:font-weight-complex="normal"/>
    </style:style>
    <style:style style:name="T58" style:family="text">
      <style:text-properties officeooo:rsid="006f0be7"/>
    </style:style>
    <style:style style:name="T59" style:family="text">
      <style:text-properties officeooo:rsid="00708de1"/>
    </style:style>
    <style:style style:name="T60" style:family="text">
      <style:text-properties fo:language="fr" fo:country="FR" style:text-underline-style="none" fo:font-weight="normal" officeooo:rsid="004ef698" style:font-name-asian="SimSun1" style:language-asian="zh" style:country-asian="CN" style:font-weight-asian="normal" style:language-complex="ar" style:country-complex="SA" style:font-style-complex="normal" style:font-weight-complex="normal"/>
    </style:style>
    <style:style style:name="T61" style:family="text">
      <style:text-properties fo:language="fr" fo:country="FR" style:text-underline-style="none" fo:font-weight="normal" officeooo:rsid="00222c91" style:font-name-asian="SimSun" style:language-asian="en" style:country-asian="US" style:font-weight-asian="normal" style:language-complex="ar" style:country-complex="SA" style:font-style-complex="normal" style:font-weight-complex="normal"/>
    </style:style>
    <style:style style:name="T62" style:family="text">
      <style:text-properties fo:language="fr" fo:country="FR" style:text-underline-style="none" fo:font-weight="normal" officeooo:rsid="002ed729" style:font-name-asian="SimSun" style:language-asian="en" style:country-asian="US" style:font-weight-asian="normal" style:language-complex="ar" style:country-complex="SA" style:font-style-complex="normal" style:font-weight-complex="normal"/>
    </style:style>
    <style:style style:name="T63" style:family="text">
      <style:text-properties fo:language="fr" fo:country="FR" style:text-underline-style="none" fo:font-weight="normal" officeooo:rsid="002e4b8c" style:font-name-asian="SimSun" style:language-asian="en" style:country-asian="US" style:font-weight-asian="normal" style:language-complex="ar" style:country-complex="SA" style:font-style-complex="normal" style:font-weight-complex="normal"/>
    </style:style>
    <style:style style:name="T64" style:family="text">
      <style:text-properties officeooo:rsid="002e4b8c"/>
    </style:style>
    <style:style style:name="T65" style:family="text">
      <style:text-properties officeooo:rsid="0040ae6f"/>
    </style:style>
    <style:style style:name="T66" style:family="text">
      <style:text-properties officeooo:rsid="0078d17d" style:font-name-asian="SimSun" style:language-asian="en" style:country-asian="US"/>
    </style:style>
    <style:style style:name="T67" style:family="text">
      <style:text-properties officeooo:rsid="0079f40a" style:font-name-asian="SimSun" style:language-asian="en" style:country-asian="US"/>
    </style:style>
    <style:style style:name="T68" style:family="text">
      <style:text-properties officeooo:rsid="00e370c2" style:font-name-asian="SimSun" style:language-asian="en" style:country-asian="US" style:font-name-complex="Calibri3"/>
    </style:style>
    <style:style style:name="T69" style:family="text">
      <style:text-properties officeooo:rsid="00e4f728" style:font-name-asian="SimSun" style:language-asian="en" style:country-asian="US" style:font-name-complex="Calibri3"/>
    </style:style>
    <style:style style:name="T70" style:family="text">
      <style:text-properties officeooo:rsid="00e8647e" style:font-name-asian="SimSun" style:language-asian="en" style:country-asian="US" style:font-name-complex="Calibri3"/>
    </style:style>
    <style:style style:name="T71" style:family="text">
      <style:text-properties officeooo:rsid="007d61f3"/>
    </style:style>
    <style:style style:name="T72" style:family="text">
      <style:text-properties officeooo:rsid="00808eca"/>
    </style:style>
    <style:style style:name="T73" style:family="text">
      <style:text-properties fo:color="#538135" loext:opacity="100%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74" style:family="text">
      <style:text-properties fo:color="#538135" loext:opacity="100%" fo:font-size="12pt" style:text-underline-style="solid" style:text-underline-width="auto" style:text-underline-color="font-color" fo:font-weight="bold" officeooo:rsid="008281d1" style:font-name-asian="SimSun" style:font-size-asian="12pt" style:language-asian="en" style:country-asian="US" style:font-weight-asian="bold" style:font-name-complex="Times New Roman" style:font-size-complex="12pt"/>
    </style:style>
    <style:style style:name="T75" style:family="text">
      <style:text-properties fo:color="#538135" loext:opacity="100%" fo:font-size="12pt" style:text-underline-style="solid" style:text-underline-width="auto" style:text-underline-color="font-color" fo:font-weight="bold" officeooo:rsid="00aa2458" style:font-name-asian="SimSun" style:font-size-asian="12pt" style:language-asian="en" style:country-asian="US" style:font-weight-asian="bold" style:font-name-complex="Times New Roman" style:font-size-complex="12pt"/>
    </style:style>
    <style:style style:name="T76" style:family="text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77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05f9439" style:font-size-asian="12pt" style:font-weight-asian="bold" style:font-name-complex="Times New Roman" style:font-size-complex="12pt"/>
    </style:style>
    <style:style style:name="T78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08281d1" style:font-name-asian="SimSun" style:font-size-asian="12pt" style:language-asian="en" style:country-asian="US" style:font-weight-asian="bold" style:font-name-complex="Times New Roman" style:font-size-complex="12pt"/>
    </style:style>
    <style:style style:name="T79" style:family="text">
      <style:text-properties style:language-asian="en" style:country-asian="US"/>
    </style:style>
    <style:style style:name="T80" style:family="text">
      <style:text-properties officeooo:rsid="00893e35" style:language-asian="en" style:country-asian="US"/>
    </style:style>
    <style:style style:name="T81" style:family="text">
      <style:text-properties officeooo:rsid="008aae9e" style:language-asian="en" style:country-asian="US"/>
    </style:style>
    <style:style style:name="T82" style:family="text">
      <style:text-properties officeooo:rsid="008c2c66" style:language-asian="en" style:country-asian="US"/>
    </style:style>
    <style:style style:name="T83" style:family="text">
      <style:text-properties officeooo:rsid="008fe1c0" style:language-asian="en" style:country-asian="US"/>
    </style:style>
    <style:style style:name="T84" style:family="text">
      <style:text-properties officeooo:rsid="0091c486" style:language-asian="en" style:country-asian="US"/>
    </style:style>
    <style:style style:name="T85" style:family="text">
      <style:text-properties fo:font-style="italic" style:font-style-asian="italic"/>
    </style:style>
    <style:style style:name="T86" style:family="text">
      <style:text-properties fo:font-style="italic" officeooo:rsid="001f9626" style:font-style-asian="italic"/>
    </style:style>
    <style:style style:name="T87" style:family="text">
      <style:text-properties officeooo:rsid="00bda9e9"/>
    </style:style>
    <style:style style:name="T88" style:family="text">
      <style:text-properties officeooo:rsid="00bf563b"/>
    </style:style>
    <style:style style:name="T89" style:family="text">
      <style:text-properties officeooo:rsid="00c23926"/>
    </style:style>
    <style:style style:name="T90" style:family="text">
      <style:text-properties officeooo:rsid="00c6b6e3"/>
    </style:style>
    <style:style style:name="T91" style:family="text">
      <style:text-properties officeooo:rsid="00e370c2"/>
    </style:style>
    <style:style style:name="T92" style:family="text">
      <style:text-properties officeooo:rsid="00e4f728"/>
    </style:style>
    <style:style style:name="T93" style:family="text">
      <style:text-properties officeooo:rsid="00e67377"/>
    </style:style>
    <style:style style:name="T94" style:family="text">
      <style:text-properties officeooo:rsid="00e8647e"/>
    </style:style>
    <style:style style:name="T95" style:family="text">
      <style:text-properties officeooo:rsid="00e8ca2f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draw:frame draw:style-name="fr1" draw:name="Cadre1" text:anchor-type="char" svg:x="5.191cm" svg:y="-0.263cm" svg:width="6.558cm" svg:height="0.884cm" draw:z-index="0"><draw:text-box><text:p text:style-name="P56">Progression 4e <text:s text:c="3"/>2020-2021</text:p></draw:text-box></draw:frame></text:p>
      <text:p text:style-name="P70"/>
      <text:p text:style-name="P97">Thème 1. Sécurité domestique</text:p>
      <text:p text:style-name="P62">Chapitre 1. L’intensité électrique <text:s/>(environ 5 semaines)</text:p>
      <text:p text:style-name="P71">É<draw:frame draw:style-name="fr1" draw:name="1" text:anchor-type="char" svg:x="-0.229cm" svg:y="0.746cm" svg:width="17.427cm" svg:height="3.69cm" draw:z-index="1"><draw:text-box><text:p text:style-name="P1">Élaborer et mettre en œuvre un protocole expérimental simple visant à réaliser un circuit électrique répondant à un cahier des charges simple ou à vérifier une loi de l’électricité. Exploiter les lois de l’électricité.</text:p><text:p text:style-name="P1">L’intensité du courant électrique est la même en tout point d’un circuit qui ne compte que des dipôles en série.</text:p><text:p text:style-name="P1">Loi d’additivité des intensités (circuit à deux mailles).</text:p><text:p text:style-name="P1">Mettre en relation les lois de l’électricité et les règles de sécurité dans ce domaine.</text:p></draw:text-box></draw:frame>léments du programme travaillés : </text:p>
      <text:p text:style-name="P71"/>
      <text:p text:style-name="P71"/>
      <text:p text:style-name="P71"/>
      <text:p text:style-name="P71"/>
      <text:p text:style-name="P62">Exemples d’activités : </text:p>
      <text:list xml:id="list2807286108" text:style-name="WWNum1">
        <text:list-item>
          <text:p text:style-name="P85"><text:span text:style-name="T2">Rappels sur les circuits électriques et les notions vues en 5</text:span><text:span text:style-name="T1">e</text:span><text:span text:style-name="T2">. </text:span></text:p>
        </text:list-item>
        <text:list-item>
          <text:p text:style-name="P86">Mesures d’intensités (La lampe de poche) Découvrir l’ampèremètre puis </text:p>
        </text:list-item>
      </text:list>
      <text:p text:style-name="P57">Savoir choisir le meilleur calibre (Intensité et Luminosité)</text:p>
      <text:list xml:id="list90253005125239" text:continue-numbering="true" text:style-name="WWNum1">
        <text:list-item>
          <text:p text:style-name="P87">Lois de l’intensité dans un circuit en série </text:p>
          <text:p text:style-name="P88">*</text:p>
        </text:list-item>
        <text:list-item>
          <text:p text:style-name="P87">Lois de l’intensité dans un circuit en dérivation (La multiprise)</text:p>
        </text:list-item>
      </text:list>
      <text:p text:style-name="P58"/>
      <text:p text:style-name="P59"/>
      <text:p text:style-name="P62"><draw:frame draw:style-name="fr1" draw:name="2" text:anchor-type="char" svg:x="0.004cm" svg:y="0.707cm" svg:width="17.427cm" svg:height="1.228cm" draw:z-index="3"><draw:text-box><text:p text:style-name="P1">- Composition de l’air.</text:p><text:p text:style-name="P1">- Gaz à effet de serre.</text:p></draw:text-box></draw:frame>Chapitre 2. <text:s/>Composition de l’air (1 à 2 semaines environ) </text:p>
      <text:p text:style-name="P62"/>
      <text:p text:style-name="P62"/>
      <text:p text:style-name="P76">Exemples d’activités : </text:p>
      <text:p text:style-name="P77"><text:span text:style-name="T16">1 . </text:span><text:span text:style-name="T17">L’air qu’on respire</text:span><text:span text:style-name="T15">.</text:span></text:p>
      <text:p text:style-name="P65">Connaître les deux principaux gaz qui composent l’atmosphère et leurs proportions respectives.</text:p>
      <text:p text:style-name="P66">Utiliser une proportion pour déterminer sur un volume d’air donné, quel <text:s/>volume est composé de diazote et quel volume est composé de dioxygène</text:p>
      <text:p text:style-name="P79"><text:span text:style-name="T27">2</text:span><text:span text:style-name="T25"> . </text:span><text:span text:style-name="T28">L</text:span><text:span text:style-name="T29">e réchauffement climatique, parlons-en</text:span><text:span text:style-name="T26">.</text:span></text:p>
      <text:p text:style-name="P72"><text:span text:style-name="T38">Connaître</text:span><text:span text:style-name="T39"> les principaux gaz à effet de serre.</text:span></text:p>
      <text:p text:style-name="P82"><text:span text:style-name="T40">Savoir à</text:span><text:span text:style-name="T39"> quoi est du l’augmentation de la proportion de C02 dans l’atmosphère et quels sont ses effets ?</text:span></text:p>
      <text:p text:style-name="P61">Chapitre 3. Les combustions (environ 4 semaines)</text:p>
      <table:table table:name="Tableau1" table:style-name="Tableau1">
        <table:table-column table:style-name="Tableau1.A"/>
        <table:table-row table:style-name="TableLine94388056473280">
          <table:table-cell table:style-name="Tableau1.A1" office:value-type="string">
            <text:p text:style-name="P2">Identifier expérimentalement une transformation chimique.</text:p>
            <text:p text:style-name="P2">Mettre en œuvre des tests caractéristiques d’espèces chimiques à partir d’une banque fournie (eau de chaux)</text:p>
            <text:p text:style-name="P2">Distinguer transformation chimique et mélange, transformation chimique et transformation physique.</text:p>
            <text:p text:style-name="P2">Utiliser une équation de réaction chimique fournie pour décrire une transformation chimique observée.</text:p>
            <text:p text:style-name="P2">Combustions dans l’air</text:p>
            <text:p text:style-name="P14">Identifier les gaz à effet de serre produits lors de transformations chimiques.</text:p>
            <text:p text:style-name="P15">Notions de molécules</text:p>
          </table:table-cell>
        </table:table-row>
      </table:table>
      <text:p text:style-name="P63"/>
      <text:p text:style-name="P62">Exemples d’activités :</text:p>
      <text:p text:style-name="P78"><text:span text:style-name="T18">1 . </text:span><text:span text:style-name="T23">Propriété</text:span><text:span text:style-name="T24">s</text:span><text:span text:style-name="T23"> des combustions</text:span><text:span text:style-name="T21">.</text:span></text:p>
      <text:p text:style-name="P67">L’eau de chaux permet de tester la présence de CO2.</text:p>
      <text:p text:style-name="P80">2 . <text:span text:style-name="T52">Les dangers des combustions</text:span></text:p>
      <text:p text:style-name="P81">triangle du feu, <text:span text:style-name="T53">monoxyde de carbone, combustion incomplète</text:span></text:p>
      <text:p text:style-name="P13">Utiliser une équation de réaction chimique fournie pour décrire une transformation chimique observée.</text:p>
      <text:p text:style-name="P3"/>
      <text:p text:style-name="P83"><text:span text:style-name="T22">3</text:span><text:span text:style-name="T18"> . </text:span><text:span text:style-name="T19">Toutes les transformations observables ne sont pas des réactions chimiques !</text:span></text:p>
      <text:p text:style-name="P12">Distinguer transformation chimique et mélange, transformation chimique et transformation physique. </text:p>
      <text:p text:style-name="P84"/>
      <text:p text:style-name="P73"><text:span text:style-name="T22">4</text:span><text:span text:style-name="T18"> . </text:span><text:span text:style-name="T20">Les transformations chimiques, ça réchauffe la planète ?</text:span></text:p>
      <text:p text:style-name="P73"><text:span text:style-name="T47">Iden</text:span><text:span text:style-name="T46">tifier les gaz à effet de serre produits lors </text:span><text:span text:style-name="T45">de </text:span><text:span text:style-name="T46">transformations chimiques.</text:span></text:p>
      <text:p text:style-name="P60">Chapitre 4. Modéliser les transformations chimiques <text:s/>(environ 4 à 5 semaines)</text:p>
      <text:p text:style-name="P62"><draw:frame draw:style-name="fr1" draw:name="4" text:anchor-type="char" svg:x="-0.467cm" svg:y="0.332cm" svg:width="17.427cm" svg:height="5.417cm" draw:z-index="2"><draw:text-box><text:p text:style-name="P1">Interpréter une transformation chimique comme une redistribution des atomes. </text:p><text:p text:style-name="P1">Utiliser une équation de réaction chimique fournie pour décrire une transformation chimique observée.</text:p><text:p text:style-name="P1"><text:s/>Notions d’atomes</text:p><text:p text:style-name="P1">- Conservation de la masse lors d’une transformation chimique.</text:p><text:p text:style-name="P1"><text:s/>Associer leurs symboles aux éléments à l’aide de la classification périodique. </text:p><text:p text:style-name="Frame_20_contents">Interpréter une formule chimique en termes atomiques. - Dioxygène, dihydrogène, diazote, eau, dioxyde de carbone, méthane, protoxyde d’azote.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>Exemples d’activités :</text:p>
      <text:p text:style-name="P17">1. Les constituants de la matière, <text:span text:style-name="T56">atomes et molécules</text:span></text:p>
      <text:p text:style-name="P21">Histoire de l’atome <text:span text:style-name="T55"># mémoire</text:span></text:p>
      <text:p text:style-name="P8"><text:span text:style-name="T37">Associer</text:span><text:span text:style-name="T57"> leurs symboles aux éléments à l’aide de la classification périodique. </text:span></text:p>
      <text:p text:style-name="P36">Le monde autour de nous est fait de molécules qui sont composées d’atomes</text:p>
      <text:p text:style-name="P4">Interpréter une formule chimique en termes atomiques. - Dioxygène, dihydrogène, diazote, eau, dioxyde de carbone, méthane, protoxyde d’azote.</text:p>
      <text:p text:style-name="P20"/>
      <text:p text:style-name="P18"><text:span text:style-name="T66">2</text:span>. <text:span text:style-name="T58">Évolution de la masse au cours d’une transformation chimique </text:span><text:span text:style-name="T59">(Démarche d’investigation)</text:span></text:p>
      <text:p text:style-name="P25"/>
      <text:p text:style-name="P39"><text:span text:style-name="T41">I</text:span><text:span text:style-name="T42">l y </text:span><text:span text:style-name="T41">a</text:span><text:span text:style-name="T42"> conservation de la masse lors d’une transformation chimique.</text:span></text:p>
      <text:p text:style-name="P38"/>
      <text:p text:style-name="P45"/>
      <text:p text:style-name="P17"/>
      <text:p text:style-name="P19"><text:span text:style-name="T67">3</text:span>. <text:span text:style-name="T60">Les équations </text:span><text:span text:style-name="T61">de réaction, </text:span><text:span text:style-name="T62">une redistribution d’atome</text:span><text:span text:style-name="T63">.</text:span></text:p>
      <text:p text:style-name="P26"># qu’est-ce qui pourrait expliquer la conservation de la masse lors d’une transfo au niveau atomique ;)</text:p>
      <text:p text:style-name="P37"><text:span text:style-name="T64">C</text:span>es molécules qui composent le monde réagissent ensemble lors de réaction chimique.</text:p>
      <text:p text:style-name="P41">Vocabulaire : Produits, Réactifs</text:p>
      <text:p text:style-name="P5"><text:span text:style-name="T36">Déterminer</text:span><text:span text:style-name="T65"> quels sont les produits et quels sont les réactifs.</text:span></text:p>
      <text:p text:style-name="P16"><text:span text:style-name="T50">Interpréter</text:span><text:span text:style-name="T51"> une transformation chimique comme une redistribution des atomes.</text:span></text:p>
      <text:p text:style-name="P6"><text:span text:style-name="T35">Vérifier</text:span> que la conservation d’atomes est bien respectée.</text:p>
      <text:p text:style-name="P24"/>
      <text:p text:style-name="P24"/>
      <text:p text:style-name="P27"><text:span text:style-name="T6">6</text:span><text:span text:style-name="T3">. </text:span><text:span text:style-name="T4">De l’équation bilan à la description du monde</text:span><text:span text:style-name="T5">.</text:span></text:p>
      <text:p text:style-name="P10"/>
      <text:p text:style-name="P9"><text:span text:style-name="T35">Interpréter</text:span> une réaction chimique avec des phrases : « une molécule de X réagit avec une molécule de Y pour donner XY »</text:p>
      <text:p text:style-name="P11"><text:span text:style-name="T48">Utiliser</text:span><text:span text:style-name="T49"> une équation de réaction chimique fournie pour </text:span><text:span text:style-name="T48">décrire</text:span><text:span text:style-name="T49"> une transformation chimique observée.</text:span></text:p>
      <text:p text:style-name="P7"/>
      <text:p text:style-name="P7"/>
      <text:p text:style-name="P7"/>
      <text:p text:style-name="P126"><text:span text:style-name="T85">Thème </text:span><text:span text:style-name="T86">2. L’univers</text:span></text:p>
      <text:p text:style-name="P119"><text:span text:style-name="T76"/></text:p>
      <text:p text:style-name="P119"><text:span text:style-name="T76">Chapitre </text:span><text:span text:style-name="T78">1</text:span><text:span text:style-name="T76">. </text:span><text:span text:style-name="T77">De quoi est constitué notre univers ?</text:span></text:p>
      <text:p text:style-name="P64"><draw:frame draw:style-name="fr1" draw:name="Cadre2" text:anchor-type="char" svg:x="-0.467cm" svg:y="0.332cm" svg:width="17.427cm" svg:height="5.417cm" draw:z-index="4"><draw:text-box><text:p text:style-name="P48">décrire la structure de l'univers.</text:p><text:p text:style-name="P49">aborder les différentes unités de distance et savoir les convertir : du kilomètre à l'année lumière</text:p><text:p text:style-name="P23">Utiliser l'année lumière comme unité de distance.</text:p><text:p text:style-name="P50">L'élève réalise qu'il y a une continuité entre l'infiniment petit et l'infiniment grand et que l'échelle humaine se situe entre ces deux extrêmes.</text:p><text:p text:style-name="P52">ordres de grandeurs des distances astronomiques.</text:p><text:p text:style-name="P53">Les éléments sur Terre et dans l'univers (hydrogène hélium éléments lourds terres rares, oxygène carbone fer silicium)</text:p><text:p text:style-name="P54">galaxies évolution de l'univers, formation du système solaire</text:p><text:p text:style-name="P51">Comparer les ressources terrestres de certains éléments.</text:p></draw:text-box></draw:frame></text:p>
      <text:p text:style-name="P64"/>
      <text:p text:style-name="P64"/>
      <text:p text:style-name="P64"/>
      <text:p text:style-name="P64"/>
      <text:p text:style-name="P64"/>
      <text:p text:style-name="P74">Jeu de la bataille avec des objets d'une certaines tailles qu'il faut convertir.</text:p>
      <text:p text:style-name="P64">Exemples d’activités :</text:p>
      <text:list xml:id="list3343810147" text:style-name="L1">
        <text:list-item>
          <text:p text:style-name="P98">Les corps célestes .</text:p>
        </text:list-item>
      </text:list>
      <text:p text:style-name="P68"><text:span text:style-name="T87">D</text:span>écrire la structure de l'univers.</text:p>
      <text:p text:style-name="P69">galaxies évolution de l'univers, formation du système solaire</text:p>
      <text:list xml:id="list90252049272824" text:continue-numbering="true" text:style-name="L1">
        <text:list-item>
          <text:p text:style-name="P99">Histoire des sciences.</text:p>
        </text:list-item>
      </text:list>
      <text:p text:style-name="P42"/>
      <text:p text:style-name="P42"/>
      <text:p text:style-name="P42">brainstorming + photo</text:p>
      <text:p text:style-name="P42">préparation affiche qu'il faudra présenter en deux trois minutes+ une ou deux phrases pour la trace de cours → passage → trace écrite</text:p>
      <text:p text:style-name="P42">comment a ton su :</text:p>
      <text:list xml:id="list765870073" text:style-name="L2">
        <text:list-item>
          <text:p text:style-name="P103">que la terre était ronde ?</text:p>
        </text:list-item>
      </text:list>
      <text:p text:style-name="P42">La preuve technologique "pourquoi la terre est ronde, Alain riazuelo"</text:p>
      <text:list xml:id="list90251073949120" text:continue-numbering="true" text:style-name="L2">
        <text:list-item>
          <text:p text:style-name="P103">Que les planètes tournait autour du soleil ?</text:p>
        </text:list-item>
        <text:list-item>
          <text:p text:style-name="P103">La distance terre lune ?</text:p>
        </text:list-item>
        <text:list-item>
          <text:p text:style-name="P103">Ce qu'il y a dans l'univers ?</text:p>
        </text:list-item>
        <text:list-item>
          <text:p text:style-name="P103">D'où vient la matière ?</text:p>
        </text:list-item>
        <text:list-item>
          <text:p text:style-name="P103">La naissance de l'univers ? L'age de l'univers ?</text:p>
        </text:list-item>
        <text:list-item>
          <text:p text:style-name="P103">8 ou 9 planètes ? (pluton)</text:p>
        </text:list-item>
        <text:list-item>
          <text:p text:style-name="P103">il y a un trou noir au centre de la galaxie</text:p>
        </text:list-item>
        <text:list-item>
          <text:p text:style-name="P103">ondes gravitationnelles </text:p>
        </text:list-item>
        <text:list-item>
          <text:p text:style-name="P103">comment est né notre système solaire</text:p>
        </text:list-item>
        <text:list-item>
          <text:p text:style-name="P103">comment naissent et meurent les étoiles ?</text:p>
        </text:list-item>
      </text:list>
      <text:p text:style-name="P42"/>
      <text:p text:style-name="P107"/>
      <text:list xml:id="list90251591514483" text:continue-list="list90252049272824" text:style-name="L1">
        <text:list-item>
          <text:p text:style-name="P99">Les tailles dans l'univers.</text:p>
        </text:list-item>
      </text:list>
      <text:p text:style-name="Standard">Utiliser l'année lumière comme unité de distance.</text:p>
      <text:p text:style-name="P46">L'élève réalise qu'il y a une continuité entre l'infiniment petit et l'infiniment grand et que l'échelle humaine se situe entre ces deux extrêmes.</text:p>
      <text:p text:style-name="P46"><text:span text:style-name="T88">O</text:span>rdres de grandeurs des distances astronomiques.</text:p>
      <text:p text:style-name="P75">aborder les différentes unités de distance et savoir les convertir : du kilomètre à l'année lumière</text:p>
      <text:list xml:id="list90251606397815" text:continue-numbering="true" text:style-name="L1">
        <text:list-item>
          <text:p text:style-name="P100">Se repérer dans l'univers</text:p>
        </text:list-item>
      </text:list>
      <text:p text:style-name="P47">aborder les différentes unités de distance et savoir les convertir : du kilomètre à l'année lumière</text:p>
      <text:p text:style-name="P43"/>
      <text:p text:style-name="P44">- À quelle distance est la lune ?</text:p>
      <text:p text:style-name="P43"><text:span text:style-name="T89">- A</text:span>vec les étoiles ? </text:p>
      <text:p text:style-name="P43"><text:soft-page-break/>- Distance et vitesse des différents objets dans l'univers ? Quelle planète du syst sol est la plus rapide ?</text:p>
      <text:p text:style-name="P43"/>
      <text:p text:style-name="P22"/>
      <text:p text:style-name="P111"/>
      <text:p text:style-name="P108"/>
      <text:p text:style-name="P108">--------------------------------------------------------------------------------------------------</text:p>
      <text:p text:style-name="P91">Idées en vrac :</text:p>
      <text:p text:style-name="P91">galilée observe et déduis que les anneaux de saturnes existent.</text:p>
      <text:p text:style-name="P92">Galaxies → amas de galaxies → trou noir</text:p>
      <text:p text:style-name="P92">naissance et mort d'une étoile → création d'un système solaire</text:p>
      <text:p text:style-name="P92">big bang</text:p>
      <text:p text:style-name="P93"><text:span text:style-name="T79">calcul de distance et de vitesse/ </text:span><text:span text:style-name="T82">conversion de distance et de vitesse</text:span></text:p>
      <text:p text:style-name="P93"><text:span text:style-name="T79">tache complexe : distance terre lune (réflecteur laser) - </text:span><text:span text:style-name="T80">à quelle vitesse la lune se déplace t'elle autour de la terre ? </text:span><text:span text:style-name="T81">Sachant T=28j</text:span></text:p>
      <text:p text:style-name="P94"><text:span text:style-name="T81">o</text:span><text:span text:style-name="T79">rdre de grandeurs molécules cheveux rat humain planète étoile système solaire galaxies amas de galaxies univers observable</text:span></text:p>
      <text:p text:style-name="P90"/>
      <text:p text:style-name="P95"><text:span text:style-name="T83">H</text:span><text:span text:style-name="T79">ubert reeves, l'univers expliqué à mes petits enfants/ </text:span><text:span text:style-name="T84">nous sommes des poussières d'étoiles</text:span></text:p>
      <text:p text:style-name="P96"><text:span text:style-name="T84">m</text:span><text:span text:style-name="T79">ercure (vulcain) vs Uranus (neptune)</text:span></text:p>
      <text:p text:style-name="P109"><text:span text:style-name="T73"/></text:p>
      <text:p text:style-name="P123"><text:span text:style-name="T73">Chapitre </text:span><text:span text:style-name="T74">2</text:span><text:span text:style-name="T73">. </text:span><text:span text:style-name="T75">Se repérer dans l'univers.</text:span></text:p>
      <text:p text:style-name="P101"/>
      <text:list xml:id="list1753133349" text:style-name="L3">
        <text:list-item>
          <text:p text:style-name="P120"><text:span text:style-name="T7">D'où vient la matière dans l'univers ?</text:span></text:p>
        </text:list-item>
      </text:list>
      <text:p text:style-name="P106">Les éléments sur Terre et dans l'univers (hydrogène hélium éléments lourds terres rares, oxygène carbone fer silicium)</text:p>
      <text:p text:style-name="P104"/>
      <text:p text:style-name="P104">Hubert Reeves</text:p>
      <text:p text:style-name="P104">+ Bonus : la barrière fer et le devenir des étoiles</text:p>
      <text:p text:style-name="P102"/>
      <text:p text:style-name="P101"/>
      <text:list xml:id="list90251031778324" text:continue-numbering="true" text:style-name="L3">
        <text:list-item>
          <text:p text:style-name="P120"><text:span text:style-name="T8">Les éléments dans l'univers.</text:span></text:p>
        </text:list-item>
      </text:list>
      <text:p text:style-name="P121"><text:span text:style-name="T43">É</text:span><text:span text:style-name="T44">l</text:span><text:span text:style-name="T43">é</text:span><text:span text:style-name="T44">ment</text:span><text:span text:style-name="T43">s</text:span><text:span text:style-name="T44"> commun des planètes (constituants majoritaires) perserverance sur Mars (possède un micro)</text:span></text:p>
      <text:p text:style-name="P105">Comparer les ressources terrestres de certains éléments.</text:p>
      <text:p text:style-name="P101"/>
      <text:list xml:id="list90251212968548" text:continue-numbering="true" text:style-name="L3">
        <text:list-item>
          <text:p text:style-name="P120"><text:span text:style-name="T12">Option&lt;</text:span><text:span text:style-name="T13">Épistémologie</text:span><text:span text:style-name="T12"> des sciences&gt; : </text:span><text:span text:style-name="T14">M</text:span><text:span text:style-name="T11">ercure (vulcain) vs Uranus (neptune)</text:span></text:p>
        </text:list-item>
      </text:list>
      <text:p text:style-name="P110"><text:span text:style-name="T79">galaxies évolution de l'univers, formation du système solaire</text:span></text:p>
      <text:p text:style-name="P124"/>
      <text:p text:style-name="P122">Chapitre 2. Le son sur Terre.</text:p>
      <text:p text:style-name="P113"/>
      <text:p text:style-name="P114"><text:span text:style-name="T70">Du</text:span><text:span text:style-name="T93"> son dans l'espace ?</text:span></text:p>
      <text:p text:style-name="P114">condition</text:p>
      <text:p text:style-name="P116"/>
      <text:p text:style-name="P117">Vitesse du son ?</text:p>
      <text:p text:style-name="P117"/>
      <text:p text:style-name="P118">Kidnapping ? <text:span text:style-name="T95">Échographie </text:span></text:p>
      <text:p text:style-name="P125">Chapitre <text:span text:style-name="T69">3</text:span>. Quelle force anime tous les objets</text:p>
      <text:p text:style-name="P112"/>
      <text:p text:style-name="P115"/>
      <text:p text:style-name="P55"><text:span text:style-name="T30">Thème </text:span><text:span text:style-name="T32">3</text:span><text:span text:style-name="T31">. </text:span><text:span text:style-name="T33">Étude d’objet de la vie courante.</text:span></text:p>
      <text:p text:style-name="P40"/>
      <text:p text:style-name="P28">Chapitre 1. <text:span text:style-name="T54">Une guirlande lumineuse</text:span></text:p>
      <text:p text:style-name="P32">Mesure de tensions loi des tensions <text:span text:style-name="T71">et résistance</text:span></text:p>
      <text:p text:style-name="P34">loi d'additivité des tensions des mailles</text:p>
      <text:p text:style-name="P34"/>
      <text:p text:style-name="P29">Chapitre 2. Un sèche cheveux</text:p>
      <text:p text:style-name="P33">loi d'ohm</text:p>
      <text:p text:style-name="P35">effet joule</text:p>
      <text:p text:style-name="P35"/>
      <text:p text:style-name="P35"/>
      <text:p text:style-name="P29"><text:span text:style-name="T72">(</text:span>Chapitre 3. La fibre optique et le sonar</text:p>
      <text:p text:style-name="P30">Les signaux pour communiquer, la nature d’un signal.<text:span text:style-name="T72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SimSun1" svg:font-family="SimSun, 宋体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3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3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loext:opacity="100%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10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190</meta:editing-cycles>
    <meta:creation-date>2020-08-30T13:10:00</meta:creation-date>
    <dc:date>2021-05-27T09:02:50.768266268</dc:date>
    <dc:language>fr</dc:language>
    <meta:editing-duration>PT20H7M33S</meta:editing-duration>
    <meta:generator>LibreOffice/7.0.4.2$Linux_X86_64 LibreOffice_project/00$Build-2</meta:generator>
    <dc:creator>J Cercy</dc:creator>
    <meta:document-statistic meta:table-count="1" meta:image-count="0" meta:object-count="0" meta:page-count="10" meta:paragraph-count="145" meta:word-count="1318" meta:character-count="8503" meta:non-whitespace-character-count="73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